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2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ext-properties fo:font-weight="normal" style:font-weight-asian="normal" style:font-weight-complex="normal"/>
    </style:style>
    <style:style style:name="ce19" style:family="table-cell" style:parent-style-name="Default">
      <style:text-properties fo:color="#c9211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font-name="Liberation Sans1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5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est_fiber_section_shear_06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ce24"/>
        <table:table-row table:style-name="ro1">
          <table:table-cell office:value-type="string" calcext:value-type="string">
            <text:p>Shear limit state according to EHE-0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Concret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ck=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γ<text:span text:style-name="T1">c</text:span>=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cd</text:span>=</text:p>
          </table:table-cell>
          <table:table-cell table:style-name="Default" table:formula="of:=[.C5]/[.C6]" office:value-type="float" office:value="20" calcext:value-type="float">
            <text:p>2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<text:span text:style-name="T1">1cd</text:span>=</text:p>
          </table:table-cell>
          <table:table-cell table:style-name="Default" table:formula="of:=0.6*[.C7]" office:value-type="float" office:value="12" calcext:value-type="float">
            <text:p>12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EHE <text:span text:style-name="T2">§</text:span>44.2.3.1</text:p>
          </table:table-cell>
        </table:table-row>
        <table:table-row table:style-name="ro1">
          <table:table-cell/>
          <table:table-cell office:value-type="string" calcext:value-type="string">
            <text:p>Steel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yk</text:span>=</text:p>
          </table:table-cell>
          <table:table-cell office:value-type="float" office:value="500" calcext:value-type="float">
            <text:p>500.0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γ<text:span text:style-name="T1">y</text:span>=</text:p>
          </table:table-cell>
          <table:table-cell table:style-name="Default"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yd</text:span>=</text:p>
          </table:table-cell>
          <table:table-cell table:formula="of:=[.C10]/[.C11]" office:value-type="float" office:value="434.782608695652" calcext:value-type="float">
            <text:p>434.78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σ<text:span text:style-name="T1">sd</text:span>=</text:p>
          </table:table-cell>
          <table:table-cell table:formula="of:=MIN([.C12];400)" office:value-type="float" office:value="400" calcext:value-type="float">
            <text:p>400.00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Crack control (coments to clause 40.2 EHE).</text:p>
          </table:table-cell>
        </table:table-row>
        <table:table-row table:style-name="ro1">
          <table:table-cell office:value-type="string" calcext:value-type="string">
            <text:p>Secció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iámetro <text:span text:style-name="T2">Φ</text:span>=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/>
          <table:table-cell table:style-name="ce3" office:value-type="string" calcext:value-type="string">
            <text:p>b<text:span text:style-name="T1">0</text:span>=</text:p>
          </table:table-cell>
          <table:table-cell office:value-type="float" office:value="0.717815332365038" calcext:value-type="float">
            <text:p>0.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of the strut to be considered in the verification according to EHE <text:span text:style-name="T2">§</text:span>40.3.5</text:p>
          </table:table-cell>
        </table:table-row>
        <table:table-row table:style-name="ro1">
          <table:table-cell/>
          <table:table-cell table:style-name="ce3" office:value-type="string" calcext:value-type="string">
            <text:p>d=</text:p>
          </table:table-cell>
          <table:table-cell office:value-type="float" office:value="0.812648773128258" calcext:value-type="float">
            <text:p>0.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ective depth of the section.(EHE <text:span text:style-name="T2">§</text:span>44.2.3.4.2)</text:p>
          </table:table-cell>
        </table:table-row>
        <table:table-row table:style-name="ro1">
          <table:table-cell/>
          <table:table-cell table:style-name="ce3" office:value-type="string" calcext:value-type="string">
            <text:p>z=</text:p>
          </table:table-cell>
          <table:table-cell office:value-type="float" office:value="0.671397650474754" calcext:value-type="float">
            <text:p>0.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r arm</text:p>
          </table:table-cell>
        </table:table-row>
        <table:table-row table:style-name="ro1">
          <table:table-cell/>
          <table:table-cell table:style-name="ce1" office:value-type="string" calcext:value-type="string">
            <text:p>K=</text:p>
          </table:table-cell>
          <table:table-cell office:value-type="float" office:value="1.09071081228274" calcext:value-type="float">
            <text:p>1.09</text:p>
          </table:table-cell>
          <table:table-cell/>
          <table:table-cell office:value-type="string" calcext:value-type="string">
            <text:p>Coefficient which depends on the axial force EHE §44.2.3.1</text:p>
          </table:table-cell>
        </table:table-row>
        <table:table-row table:style-name="ro1">
          <table:table-cell/>
          <table:table-cell table:style-name="ce4" office:value-type="string" calcext:value-type="string">
            <text:p>θ=</text:p>
          </table:table-cell>
          <table:table-cell office:value-type="float" office:value="33.8041531415348" calcext:value-type="float">
            <text:p>33.80</text:p>
          </table:table-cell>
          <table:table-cell office:value-type="string" calcext:value-type="string">
            <text:p>º</text:p>
          </table:table-cell>
          <table:table-cell table:style-name="ce11" office:value-type="string" calcext:value-type="string" table:number-columns-spanned="1" table:number-rows-spanned="2">
            <text:p>Angle between the compression struts in the concrete and the member’s axis (ﬁgura 44.2.3.1 EHE).</text:p>
          </table:table-cell>
        </table:table-row>
        <table:table-row table:style-name="ro1">
          <table:table-cell/>
          <table:table-cell table:style-name="ce4" office:value-type="string" calcext:value-type="string">
            <text:p>cotg(θ)=</text:p>
          </table:table-cell>
          <table:table-cell table:formula="of:=1/TAN(RADIANS([.C20]))" office:value-type="float" office:value="1.49354796086261" calcext:value-type="float">
            <text:p>1.49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Armado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α=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º</text:p>
          </table:table-cell>
          <table:table-cell table:style-name="ce11" office:value-type="string" calcext:value-type="string" table:number-columns-spanned="1" table:number-rows-spanned="2">
            <text:p>Angle between the reinforcements and the member’s axis (ﬁgura 44.2.3.1 EHE).</text:p>
          </table:table-cell>
        </table:table-row>
        <table:table-row table:style-name="ro1">
          <table:table-cell/>
          <table:table-cell table:style-name="ce2" office:value-type="string" calcext:value-type="string">
            <text:p>cotg(α)=</text:p>
          </table:table-cell>
          <table:table-cell table:formula="of:=1/TAN(RADIANS([.C23]))" office:value-type="float" office:value="6.12323399573677E-017" calcext:value-type="float">
            <text:p>0.00</text:p>
          </table:table-cell>
          <table:table-cell/>
          <table:covered-table-cell/>
        </table:table-row>
        <table:table-row table:style-name="ro1">
          <table:table-cell/>
          <table:table-cell table:style-name="ce2" office:value-type="string" calcext:value-type="string">
            <text:p>A<text:span text:style-name="T1">α</text:span>=</text:p>
          </table:table-cell>
          <table:table-cell table:formula="of:=4*PI()*(0.012/2)^2/0.25*10000" office:value-type="float" office:value="18.0955736846772" calcext:value-type="float">
            <text:p>18.10</text:p>
          </table:table-cell>
          <table:table-cell office:value-type="string" calcext:value-type="string">
            <text:p>cm²/m</text:p>
          </table:table-cell>
          <table:table-cell office:value-type="string" calcext:value-type="string">
            <text:p>Area per unit length of each set of reinforcements forming an angle D with the main axis of the member (figura 44.2.3.1 EHE).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V<text:span text:style-name="T1">u1</text:span>=</text:p>
          </table:table-cell>
          <table:table-cell table:style-name="ce8" table:formula="of:=[.C19]*[.C8]*[.C16]*[.C17]*([.C21]+[.C24])/(1+[.C21]^2)*1000" office:value-type="float" office:value="3529.64451637474" calcext:value-type="float">
            <text:p>3,529.64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Ultimate shear force failure due to diagonal compression in the web.</text:p>
          </table:table-cell>
        </table:table-row>
        <table:table-row table:style-name="ro1">
          <table:table-cell/>
          <table:table-cell table:style-name="ce5"/>
          <table:table-cell table:style-name="ce18" office:value-type="float" office:value="3514.2008504759" calcext:value-type="float">
            <text:p>3,514.20</text:p>
          </table:table-cell>
          <table:table-cell table:style-name="ce21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28]-[.C27])/[.C27]" office:value-type="float" office:value="-0.00437541679542882" calcext:value-type="float">
            <text:p>-0.00437541679542882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<text:span text:style-name="T3">f</text:span><text:span text:style-name="T4">yα,d</text:span><text:span text:style-name="T3">=</text:span></text:p>
          </table:table-cell>
          <table:table-cell table:formula="of:=[.C13]" office:value-type="float" office:value="400" calcext:value-type="float">
            <text:p>400.00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Design strength of the reinforcement (clause 40.2 EHE).</text:p>
          </table:table-cell>
        </table:table-row>
        <table:table-row table:style-name="ro1">
          <table:table-cell/>
          <table:table-cell table:style-name="ce2" office:value-type="string" calcext:value-type="string">
            <text:p>fyα,d*Aα=</text:p>
          </table:table-cell>
          <table:table-cell table:formula="of:=[.C25]/10000*[.C31]*1000" office:value-type="float" office:value="723.822947387088" calcext:value-type="float">
            <text:p>723.82</text:p>
          </table:table-cell>
          <table:table-cell office:value-type="string" calcext:value-type="string">
            <text:p>k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en(<text:span text:style-name="T2">α)*(cotg(α)+cotg(θ))=</text:span></text:p>
          </table:table-cell>
          <table:table-cell table:formula="of:=SIN(RADIANS([.C23]))*([.C24]+[.C21])" office:value-type="float" office:value="1.49354796086261" calcext:value-type="float">
            <text:p>1.49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Factor to consider the circular shape of the shear reinforcement.</text:p>
          </table:table-cell>
        </table:table-row>
        <table:table-row table:style-name="ro1">
          <table:table-cell/>
          <table:table-cell table:style-name="ce5" office:value-type="string" calcext:value-type="string">
            <text:p>Vsu=</text:p>
          </table:table-cell>
          <table:table-cell table:style-name="ce8" table:formula="of:=[.C33]*[.C32]*[.C18]*[.C34]" office:value-type="float" office:value="616.9504190129" calcext:value-type="float">
            <text:p>616.95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Contribution of the web’s transverse reinforcement to shear strength.</text:p>
          </table:table-cell>
        </table:table-row>
        <table:table-row table:style-name="ro1">
          <table:table-cell table:number-columns-repeated="2"/>
          <table:table-cell office:value-type="float" office:value="616.617223367593" calcext:value-type="float">
            <text:p>616.62</text:p>
          </table:table-cell>
          <table:table-cell table:style-name="ce21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36]-[.C35])/[.C35]" office:value-type="float" office:value="-0.00054006875599481" calcext:value-type="float">
            <text:p>-0.00054006875599481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θ<text:span text:style-name="T1">e</text:span>=</text:p>
          </table:table-cell>
          <table:table-cell office:value-type="float" office:value="33.6080296896061" calcext:value-type="float">
            <text:p>33.61</text:p>
          </table:table-cell>
          <table:table-cell office:value-type="string" calcext:value-type="string">
            <text:p>º</text:p>
          </table:table-cell>
          <table:table-cell table:style-name="ce11" office:value-type="string" calcext:value-type="string" table:number-columns-spanned="1" table:number-rows-spanned="2">
            <text:p>Reference angle of inclination of cracks computed according the general method.</text:p>
          </table:table-cell>
        </table:table-row>
        <table:table-row table:style-name="ro1">
          <table:table-cell/>
          <table:table-cell table:style-name="ce4" office:value-type="string" calcext:value-type="string">
            <text:p>cotg(θ<text:span text:style-name="T1">e</text:span>)=</text:p>
          </table:table-cell>
          <table:table-cell table:formula="of:=1/TAN(RADIANS([.C39]))" office:value-type="float" office:value="1.50466346778581" calcext:value-type="float">
            <text:p>1.50</text:p>
          </table:table-cell>
          <table:table-cell/>
          <table:covered-table-cell/>
        </table:table-row>
        <table:table-row table:style-name="ro1">
          <table:table-cell/>
          <table:table-cell table:style-name="ce2" office:value-type="string" calcext:value-type="string">
            <text:p>β=</text:p>
          </table:table-cell>
          <table:table-cell table:formula="of:=IF([.C21]&lt;[.C40];(2*[.C21]-1)/(2*[.C40]-1);([.C21]-2)/([.C40]-2))" office:value-type="float" office:value="0.988936089268081" calcext:value-type="float">
            <text:p>0.9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.15/γc=</text:p>
          </table:table-cell>
          <table:table-cell table:style-name="Default" table:formula="of:=0.15/[.C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00*<text:span text:style-name="T2">ρ=</text:span></text:p>
          </table:table-cell>
          <table:table-cell table:formula="of:=0.02*100" office:value-type="float" office:value="2" calcext:value-type="float">
            <text:p>2.00</text:p>
          </table:table-cell>
          <table:table-cell/>
          <table:table-cell office:value-type="string" calcext:value-type="string">
            <text:p>Geometric ratio of the main longitudinal tensioning reinforcement.</text:p>
          </table:table-cell>
        </table:table-row>
        <table:table-row table:style-name="ro1">
          <table:table-cell/>
          <table:table-cell table:style-name="ce1" office:value-type="string" calcext:value-type="string">
            <text:p>f<text:span text:style-name="T1">cv</text:span>=</text:p>
          </table:table-cell>
          <table:table-cell table:style-name="Default" table:formula="of:=[.C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ξ=</text:p>
          </table:table-cell>
          <table:table-cell table:formula="of:=1+SQRT(200/([.C17]*1000))" office:value-type="float" office:value="1.4960935217372" calcext:value-type="float">
            <text:p>1.5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σ’<text:span text:style-name="T1">cd</text:span>=</text:p>
          </table:table-cell>
          <table:table-cell office:value-type="float" office:value="1.81421624565474" calcext:value-type="float">
            <text:p>1.81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Mean axial tension in the web of the section, according to clause 44.2.3.2.1.2</text:p>
          </table:table-cell>
        </table:table-row>
        <table:table-row table:style-name="ro1">
          <table:table-cell/>
          <table:table-cell table:style-name="ce2" office:value-type="string" calcext:value-type="string">
            <text:p>V<text:span text:style-name="T1">cu</text:span><text:span text:style-name="T5">c</text:span>=</text:p>
          </table:table-cell>
          <table:table-cell table:formula="of:=[.C41]*[.C16]*[.C17]*([.C42]*[.C45]*([.C43]*[.C44])^(1/3))*1000" office:value-type="float" office:value="337.877806676678" calcext:value-type="float">
            <text:p>337.88</text:p>
          </table:table-cell>
          <table:table-cell/>
          <table:table-cell office:value-type="string" calcext:value-type="string">
            <text:p>Contribution of the concrete properly speaking.</text:p>
          </table:table-cell>
        </table:table-row>
        <table:table-row table:style-name="ro1">
          <table:table-cell/>
          <table:table-cell table:style-name="ce2" office:value-type="string" calcext:value-type="string">
            <text:p>V<text:span text:style-name="T1">cu</text:span><text:span text:style-name="T5">p</text:span>=</text:p>
          </table:table-cell>
          <table:table-cell table:formula="of:=[.C41]*[.C16]*[.C17]*0.15*[.C46]*1000" office:value-type="float" office:value="156.987166588034" calcext:value-type="float">
            <text:p>156.99</text:p>
          </table:table-cell>
          <table:table-cell/>
          <table:table-cell office:value-type="string" calcext:value-type="string">
            <text:p>Contribution of the compressive stress.</text:p>
          </table:table-cell>
        </table:table-row>
        <table:table-row table:style-name="ro1">
          <table:table-cell/>
          <table:table-cell table:style-name="ce5" office:value-type="string" calcext:value-type="string">
            <text:p>Vcu=</text:p>
          </table:table-cell>
          <table:table-cell table:style-name="ce8" table:formula="of:=[.C41]*[.C16]*[.C17]*([.C42]*[.C45]*([.C43]*[.C44])^(1/3)+0.15*[.C46])*1000" office:value-type="float" office:value="494.864973264713" calcext:value-type="float">
            <text:p>494.86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Contribution of the concrete to the shear strength</text:p>
          </table:table-cell>
        </table:table-row>
        <table:table-row table:style-name="ro1">
          <table:table-cell table:number-columns-repeated="2"/>
          <table:table-cell office:value-type="float" office:value="492.944570034517" calcext:value-type="float">
            <text:p>492.94</text:p>
          </table:table-cell>
          <table:table-cell table:style-name="ce21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50]-[.C49])/[.C49]" office:value-type="float" office:value="-0.00388066105694775" calcext:value-type="float">
            <text:p>-0.00388066105694775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/>
          <table:table-cell table:style-name="ce1" office:value-type="string" calcext:value-type="string">
            <text:p>Vu2,min=</text:p>
          </table:table-cell>
          <table:table-cell table:style-name="ce3" table:formula="of:=([.C42]/2*[.C45]^(3/2)*SQRT([.C44])+0.15*[.C46])*[.C16]*[.C17]*1000" office:value-type="float" office:value="451.080876758946" calcext:value-type="float">
            <text:p>451.08</text:p>
          </table:table-cell>
          <table:table-cell office:value-type="string" calcext:value-type="string">
            <text:p>kN</text:p>
          </table:table-cell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Vu2=</text:p>
          </table:table-cell>
          <table:table-cell table:style-name="ce8" table:formula="of:=MAX([.C49]+[.C35]; [.C52])" office:value-type="float" office:value="1111.81539227761" calcext:value-type="float">
            <text:p>1,111.82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Ultimate shear force failure due to tensile force in the web (EHE §44.2.3.2.2).</text:p>
          </table:table-cell>
        </table:table-row>
        <table:table-row table:style-name="ro1">
          <table:table-cell table:number-columns-repeated="2"/>
          <table:table-cell office:value-type="float" office:value="1109.56179340211" calcext:value-type="float">
            <text:p>1,109.56</text:p>
          </table:table-cell>
          <table:table-cell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54]-[.C53])/[.C53]" office:value-type="float" office:value="-0.00202695419685273" calcext:value-type="float">
            <text:p>-0.00202695419685273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/>
          <table:table-cell table:style-name="ce5" office:value-type="string" calcext:value-type="string">
            <text:p>Vu=</text:p>
          </table:table-cell>
          <table:table-cell table:style-name="ce8" table:formula="of:=MIN([.C53];[.C27])" office:value-type="float" office:value="1111.81539227761" calcext:value-type="float">
            <text:p>1,111.82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Shear strength of the RC section (EHE <text:span text:style-name="T2">§44.2.3)</text:span>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Vd=</text:p>
          </table:table-cell>
          <table:table-cell table:style-name="ce8" office:value-type="float" office:value="1090.24" calcext:value-type="float">
            <text:p>1,090.24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Design value of the effective shear force</text:p>
          </table:table-cell>
        </table:table-row>
        <table:table-row table:style-name="ro1">
          <table:table-cell/>
          <table:table-cell table:style-name="ce5" office:value-type="string" calcext:value-type="string">
            <text:p>FC=</text:p>
          </table:table-cell>
          <table:table-cell table:style-name="ce8" table:formula="of:=[.C58]/[.C56]" office:value-type="float" office:value="0.980594447218963" calcext:value-type="float">
            <text:p>0.98</text:p>
          </table:table-cell>
          <table:table-cell table:style-name="ce9"/>
          <table:table-cell table:style-name="ce9" office:value-type="string" calcext:value-type="string">
            <text:p>Efficiency (Vd/Vr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6-18T17:59:17.238222639</meta:creation-date>
    <dc:date>2025-06-21T19:01:39.955966718</dc:date>
    <dc:creator>Luis C. Pérez Tato</dc:creator>
    <meta:editing-duration>PT3H58M5S</meta:editing-duration>
    <meta:editing-cycles>53</meta:editing-cycles>
    <meta:generator>LibreOffice/7.3.7.2$Linux_X86_64 LibreOffice_project/30$Build-2</meta:generator>
    <meta:document-statistic meta:table-count="1" meta:cell-count="154" meta:object-count="0"/>
  </office:meta>
</office:document-meta>
</file>